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 style:master-page-name="Standard">
      <style:paragraph-properties fo:margin-left="1in" fo:margin-right="0in" fo:margin-top="0.1665in" fo:margin-bottom="0.1665in" loext:contextual-spacing="false" fo:line-height="100%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ransform the following active sentences into passive:</text:span></text:p>
      <text:p text:style-name="P1"/>
      <text:p text:style-name="P1">They clean the office every day.</text:p>
      <text:p text:style-name="P1">The chef cooks the meal.</text:p>
      <text:p text:style-name="P1">The mechanic is fixing the car.</text:p>
      <text:p text:style-name="P1">She will write a letter.</text:p>
      <text:p text:style-name="P1">They are building a new house.</text:p>
      <text:p text:style-name="P1">The company fired him.</text:p>
      <text:p text:style-name="P1">Someone stole my wallet.</text:p>
      <text:p text:style-name="P1">The teacher explains the rules.</text:p>
      <text:p text:style-name="P1">He sends the package.</text:p>
      <text:p text:style-name="P1">They will make the announcement soon.</text:p>
      <text:list xml:id="list1237782958" text:style-name="WWNum1">
        <text:list-item>
          <text:p text:style-name="P3"><text:span text:style-name="T2">Fill in the blanks with the correct passive form of the verb:</text:span></text:p>
        </text:list-item>
      </text:list>
      <text:p text:style-name="P1">The project (complete) _________ by the end of the week.</text:p>
      <text:p text:style-name="P1">The cake (bake) _________ by my sister yesterday.</text:p>
      <text:p text:style-name="P1">The email (send) _________ already.</text:p>
      <text:p text:style-name="P1">This book (write) _________ by J.K. Rowling.</text:p>
      <text:p text:style-name="P1">The tickets (buy) _________ online.</text:p>
      <text:p text:style-name="P1">The road (repair) _________ next month.</text:p>
      <text:p text:style-name="P1">The building (destroy) _________ in the fire last year.</text:p>
      <text:p text:style-name="P1"><text:soft-page-break/>A new song (release) _________ soon.</text:p>
      <text:p text:style-name="P1">The film (watch) _________ by millions of people.</text:p>
      <text:p text:style-name="P1">The museum (visit) _________ by tourists every year.</text:p>
      <text:list xml:id="list233648226706787" text:continue-numbering="true" text:style-name="WWNum1">
        <text:list-item>
          <text:p text:style-name="P3"><text:span text:style-name="T2">Multiple choice: Choose the correct passive form:</text:span></text:p>
        </text:list-item>
      </text:list>
      <text:p text:style-name="P1">The car __________ (was/has) stolen yesterday.</text:p>
      <text:p text:style-name="P1">A new school __________ (is/are) being built.</text:p>
      <text:p text:style-name="P1">The letters __________ (were/will) sent tomorrow.</text:p>
      <text:p text:style-name="P1">Dinner __________ (is/was) served at 7 PM.</text:p>
      <text:p text:style-name="P1">The documents __________ (have/has) been signed.</text:p>
      <text:p text:style-name="P1">The phone __________ (is/will) be fixed next week.</text:p>
      <text:p text:style-name="P1">The contract __________ (was/will) signed by the manager yesterday.</text:p>
      <text:p text:style-name="P1">The meeting __________ (is being/will) held now.</text:p>
      <text:p text:style-name="P1">The report __________ (was/will) be prepared on time.</text:p>
      <text:p text:style-name="P1">This song __________ (was/have) been sung by the choir.</text:p>
      <text:list xml:id="list233648253633808" text:continue-numbering="true" text:style-name="WWNum1">
        <text:list-item>
          <text:p text:style-name="P3"><text:span text:style-name="T2">Change to passive voice using the correct tense:</text:span></text:p>
        </text:list-item>
      </text:list>
      <text:p text:style-name="P1">They sold the house last week.</text:p>
      <text:p text:style-name="P1">Someone cleaned the windows.</text:p>
      <text:p text:style-name="P1">They have delivered the package.</text:p>
      <text:p text:style-name="P1">The police are investigating the case.</text:p>
      <text:p text:style-name="P1">Someone will repair the machine tomorrow.</text:p>
      <text:p text:style-name="P1">He bought the car last month.</text:p>
      <text:p text:style-name="P1"><text:soft-page-break/>They are painting the walls.</text:p>
      <text:p text:style-name="P1">Someone has stolen my phone.</text:p>
      <text:p text:style-name="P1">They will publish the book next year.</text:p>
      <text:p text:style-name="P1">They make delicious cakes at that bakery.</text:p>
      <text:list xml:id="list233647241705477" text:continue-numbering="true" text:style-name="WWNum1">
        <text:list-item>
          <text:p text:style-name="P3"><text:span text:style-name="T2">Complete the sentences in passive voice:</text:span></text:p>
        </text:list-item>
      </text:list>
      <text:p text:style-name="P1">This problem (discuss) __________ in the meeting tomorrow.</text:p>
      <text:p text:style-name="P1">The homework (not finish) __________ by the students yet.</text:p>
      <text:p text:style-name="P1">The concert tickets (sell out) __________ already.</text:p>
      <text:p text:style-name="P1">The room (decorate) __________ by the time we arrived.</text:p>
      <text:p text:style-name="P1">The news (report) __________ on TV last night.</text:p>
      <text:p text:style-name="P1">The streets (clean) __________ regularly.</text:p>
      <text:p text:style-name="P1">All the work (do) __________ by professionals.</text:p>
      <text:p text:style-name="P1">These results (publish) __________ in the newspaper.</text:p>
      <text:p text:style-name="P1">The announcement (make) __________ shortly.</text:p>
      <text:p text:style-name="P1">The presents (give) __________ at the party yesterday.</text:p>
      <text:p text:style-name="Standard"><draw:rect text:anchor-type="as-char" style:rel-width="100%" draw:z-index="0" draw:style-name="gr1" draw:text-style-name="P9" svg:width="0.0012in" svg:height="0.0213in"><text:p/></draw:rect></text:p>
      <text:p text:style-name="P8"><text:bookmark text:name="_a1vettk0dali"/><text:span text:style-name="T3">B2 Level: Passive Voice Exercises (51-100)</text:span></text:p>
      <text:list xml:id="list3511468363" text:style-name="WWNum2">
        <text:list-item>
          <text:p text:style-name="P4"><text:span text:style-name="T2">Transform the following sentences into passive voice (various tenses):</text:span></text:p>
          <text:list>
            <text:list-item>
              <text:p text:style-name="P6">The committee will review the proposal.</text:p>
            </text:list-item>
            <text:list-item>
              <text:p text:style-name="P6">They have just renovated the building.</text:p>
            </text:list-item>
            <text:list-item>
              <text:p text:style-name="P6">They had already made the decision before we arrived.</text:p>
            </text:list-item>
            <text:list-item>
              <text:p text:style-name="P6"><text:soft-page-break/>Someone was repairing the computer when I entered the room.</text:p>
            </text:list-item>
            <text:list-item>
              <text:p text:style-name="P6">They will have finished the project by the end of the month.</text:p>
            </text:list-item>
            <text:list-item>
              <text:p text:style-name="P6">The company is going to hire new employees next week.</text:p>
            </text:list-item>
            <text:list-item>
              <text:p text:style-name="P6">The police arrested the suspect yesterday.</text:p>
            </text:list-item>
            <text:list-item>
              <text:p text:style-name="P6">They are holding a conference in the main hall.</text:p>
            </text:list-item>
            <text:list-item>
              <text:p text:style-name="P6">People were using this tool in ancient times.</text:p>
            </text:list-item>
            <text:list-item>
              <text:p text:style-name="P6">The chef will have prepared the meal by 7 PM.</text:p>
            </text:list-item>
          </text:list>
        </text:list-item>
        <text:list-item>
          <text:p text:style-name="P5"><text:span text:style-name="T2">Complete the sentences with the correct passive form (various tenses):</text:span></text:p>
          <text:list>
            <text:list-item>
              <text:p text:style-name="P6">The bridge (build) __________ by the engineers next year.</text:p>
            </text:list-item>
            <text:list-item>
              <text:p text:style-name="P6">This paper (publish) __________ by the end of the week.</text:p>
            </text:list-item>
            <text:list-item>
              <text:p text:style-name="P6">All the arrangements (make) __________ before the party started.</text:p>
            </text:list-item>
            <text:list-item>
              <text:p text:style-name="P6">The guests (serve) __________ dinner at 8 PM.</text:p>
            </text:list-item>
            <text:list-item>
              <text:p text:style-name="P6">The instructions (give) __________ clearly to all participants.</text:p>
            </text:list-item>
            <text:list-item>
              <text:p text:style-name="P6">These products (produce) __________ in the factory last year.</text:p>
            </text:list-item>
            <text:list-item>
              <text:p text:style-name="P6">The problem (solve) __________ as soon as possible.</text:p>
            </text:list-item>
            <text:list-item>
              <text:p text:style-name="P6">The contract (sign) __________ by both parties tomorrow.</text:p>
            </text:list-item>
            <text:list-item>
              <text:p text:style-name="P6">The windows (clean) __________ by the time you arrive.</text:p>
            </text:list-item>
            <text:list-item>
              <text:p text:style-name="P6">The new phone model (release) __________ soon.</text:p>
            </text:list-item>
          </text:list>
        </text:list-item>
        <text:list-item>
          <text:p text:style-name="P5"><text:span text:style-name="T2">Choose the correct passive structure:</text:span></text:p>
          <text:list>
            <text:list-item>
              <text:p text:style-name="P6">The decision __________ (has/had) been made before the meeting.</text:p>
            </text:list-item>
            <text:list-item>
              <text:p text:style-name="P6">The conference __________ (is/will) being held tomorrow.</text:p>
            </text:list-item>
            <text:list-item>
              <text:p text:style-name="P6"><text:soft-page-break/>A new policy __________ (was/will) introduced next month.</text:p>
            </text:list-item>
            <text:list-item>
              <text:p text:style-name="P6">The report __________ (will/had) have been completed by the deadline.</text:p>
            </text:list-item>
            <text:list-item>
              <text:p text:style-name="P6">The package __________ (was/has) delivered yesterday.</text:p>
            </text:list-item>
            <text:list-item>
              <text:p text:style-name="P6">The system __________ (is being/was) upgraded right now.</text:p>
            </text:list-item>
            <text:list-item>
              <text:p text:style-name="P6">The project __________ (had/have) already been finished when we arrived.</text:p>
            </text:list-item>
            <text:list-item>
              <text:p text:style-name="P6">The painting __________ (was/have) sold last week.</text:p>
            </text:list-item>
            <text:list-item>
              <text:p text:style-name="P6">The presentation __________ (is being/was) prepared by the team now.</text:p>
            </text:list-item>
            <text:list-item>
              <text:p text:style-name="P6">The files __________ (had/was) been organized before the meeting.</text:p>
            </text:list-item>
          </text:list>
        </text:list-item>
        <text:list-item>
          <text:p text:style-name="P5"><text:span text:style-name="T2">Rewrite the sentences using passive voice (various tenses):</text:span></text:p>
          <text:list>
            <text:list-item>
              <text:p text:style-name="P6">The police are investigating the robbery.</text:p>
            </text:list-item>
            <text:list-item>
              <text:p text:style-name="P6">They had completed the task before the deadline.</text:p>
            </text:list-item>
            <text:list-item>
              <text:p text:style-name="P6">Someone will sign the contract tomorrow.</text:p>
            </text:list-item>
            <text:list-item>
              <text:p text:style-name="P6">They were delivering the goods when I called.</text:p>
            </text:list-item>
            <text:list-item>
              <text:p text:style-name="P6">The company will have released the new software by next year.</text:p>
            </text:list-item>
            <text:list-item>
              <text:p text:style-name="P6">They have already sent the invitations.</text:p>
            </text:list-item>
            <text:list-item>
              <text:p text:style-name="P6">The chef is preparing the dishes now.</text:p>
            </text:list-item>
            <text:list-item>
              <text:p text:style-name="P6">They announced the results last night.</text:p>
            </text:list-item>
            <text:list-item>
              <text:p text:style-name="P6">They will make the announcement tomorrow.</text:p>
            </text:list-item>
            <text:list-item>
              <text:p text:style-name="P6">Someone had cleaned the house before I arrived.</text:p>
            </text:list-item>
          </text:list>
        </text:list-item>
        <text:list-item>
          <text:p text:style-name="P5"><text:span text:style-name="T2">Correct the passive voice errors in these sentences:</text:span></text:p>
          <text:list>
            <text:list-item>
              <text:p text:style-name="P6">The book was write by an unknown author.</text:p>
            </text:list-item>
            <text:list-item>
              <text:p text:style-name="P6"><text:soft-page-break/>The dishes was being prepare by the chef.</text:p>
            </text:list-item>
            <text:list-item>
              <text:p text:style-name="P6">This car are repaired by my friend last week.</text:p>
            </text:list-item>
            <text:list-item>
              <text:p text:style-name="P6">The phone has been fix yesterday.</text:p>
            </text:list-item>
            <text:list-item>
              <text:p text:style-name="P6">A new law will be passed next week.</text:p>
            </text:list-item>
            <text:list-item>
              <text:p text:style-name="P6">The meeting is be held in the main room.</text:p>
            </text:list-item>
            <text:list-item>
              <text:p text:style-name="P6">The flowers has been watered already.</text:p>
            </text:list-item>
            <text:list-item>
              <text:p text:style-name="P6">The report will have been finished by the team tomorrow.</text:p>
            </text:list-item>
            <text:list-item>
              <text:p text:style-name="P6">The results was announced last night.</text:p>
            </text:list-item>
            <text:list-item>
              <text:p text:style-name="P7">The cake were made by my mother last weekend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start-value="4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start-value="9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2" meta:word-count="877" meta:character-count="5304" meta:non-whitespace-character-count="4597"/>
    <meta:generator>LibreOfficeDev/6.0.5.2$Linux_X86_64 LibreOffice_project/</meta:generator>
  </office:meta>
</office:document-meta>
</file>